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7.57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十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018504" calcext:value-type="float">
            <text:p><text:s text:c="3"/>1,018,504</text:p>
          </table:table-cell>
          <table:table-cell table:style-name="ce41" office:value-type="float" office:value="993605" calcext:value-type="float">
            <text:p><text:s text:c="3"/>993,605</text:p>
          </table:table-cell>
          <table:table-cell table:style-name="ce41" office:value-type="float" office:value="155541" calcext:value-type="float">
            <text:p><text:s text:c="3"/>155,541</text:p>
          </table:table-cell>
          <table:table-cell table:style-name="ce41" office:value-type="float" office:value="119422" calcext:value-type="float">
            <text:p><text:s text:c="3"/>119,422</text:p>
          </table:table-cell>
          <table:table-cell table:style-name="ce41" office:value-type="float" office:value="3856" calcext:value-type="float">
            <text:p><text:s text:c="3"/>3,856</text:p>
          </table:table-cell>
          <table:table-cell table:style-name="ce41" office:value-type="float" office:value="2494" calcext:value-type="float">
            <text:p><text:s text:c="3"/>2,494</text:p>
          </table:table-cell>
          <table:table-cell table:style-name="ce41" office:value-type="float" office:value="1016" calcext:value-type="float">
            <text:p><text:s text:c="3"/>1,016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55154" calcext:value-type="float">
            <text:p><text:s text:c="3"/>455,154</text:p>
          </table:table-cell>
          <table:table-cell table:style-name="ce41" office:value-type="float" office:value="456950" calcext:value-type="float">
            <text:p><text:s text:c="3"/>456,950</text:p>
          </table:table-cell>
          <table:table-cell table:style-name="ce41" office:value-type="float" office:value="80880" calcext:value-type="float">
            <text:p><text:s text:c="3"/>80,880</text:p>
          </table:table-cell>
          <table:table-cell table:style-name="ce41" office:value-type="float" office:value="73183" calcext:value-type="float">
            <text:p><text:s text:c="3"/>73,183</text:p>
          </table:table-cell>
          <table:table-cell table:style-name="ce41" office:value-type="float" office:value="1975" calcext:value-type="float">
            <text:p><text:s text:c="3"/>1,975</text:p>
          </table:table-cell>
          <table:table-cell table:style-name="ce41" office:value-type="float" office:value="1227" calcext:value-type="float">
            <text:p><text:s text:c="3"/>1,227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92965" calcext:value-type="float">
            <text:p><text:s text:c="3"/>92,965</text:p>
          </table:table-cell>
          <table:table-cell table:style-name="ce41" office:value-type="float" office:value="47500" calcext:value-type="float">
            <text:p><text:s text:c="3"/>47,50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563350" calcext:value-type="float">
            <text:p><text:s text:c="3"/>563,350</text:p>
          </table:table-cell>
          <table:table-cell table:style-name="ce41" office:value-type="float" office:value="536655" calcext:value-type="float">
            <text:p><text:s text:c="3"/>536,655</text:p>
          </table:table-cell>
          <table:table-cell table:style-name="ce41" office:value-type="float" office:value="74661" calcext:value-type="float">
            <text:p><text:s text:c="3"/>74,661</text:p>
          </table:table-cell>
          <table:table-cell table:style-name="ce41" office:value-type="float" office:value="46239" calcext:value-type="float">
            <text:p><text:s text:c="3"/>46,239</text:p>
          </table:table-cell>
          <table:table-cell table:style-name="ce41" office:value-type="float" office:value="1881" calcext:value-type="float">
            <text:p><text:s text:c="3"/>1,881</text:p>
          </table:table-cell>
          <table:table-cell table:style-name="ce41" office:value-type="float" office:value="1267" calcext:value-type="float">
            <text:p><text:s text:c="3"/>1,267</text:p>
          </table:table-cell>
          <table:table-cell table:style-name="ce41" office:value-type="float" office:value="500" calcext:value-type="float">
            <text:p><text:s text:c="3"/>500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013" calcext:value-type="float">
            <text:p><text:s text:c="3"/>111,013</text:p>
          </table:table-cell>
          <table:table-cell table:style-name="ce47" office:value-type="float" office:value="107855" calcext:value-type="float">
            <text:p><text:s text:c="3"/>107,855</text:p>
          </table:table-cell>
          <table:table-cell table:style-name="ce47" office:value-type="float" office:value="16297" calcext:value-type="float">
            <text:p><text:s text:c="3"/>16,297</text:p>
          </table:table-cell>
          <table:table-cell table:style-name="ce47" office:value-type="float" office:value="11609" calcext:value-type="float">
            <text:p><text:s text:c="3"/>11,609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291" calcext:value-type="float">
            <text:p><text:s text:c="3"/>291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0807" calcext:value-type="float">
            <text:p><text:s text:c="3"/>50,807</text:p>
          </table:table-cell>
          <table:table-cell table:style-name="ce48" office:value-type="float" office:value="50299" calcext:value-type="float">
            <text:p><text:s text:c="3"/>50,299</text:p>
          </table:table-cell>
          <table:table-cell table:style-name="ce60" office:value-type="float" office:value="8560" calcext:value-type="float">
            <text:p><text:s text:c="3"/>8,560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6771" calcext:value-type="float">
            <text:p><text:s text:c="3"/>6,771</text:p>
          </table:table-cell>
          <table:table-cell table:style-name="ce60" office:value-type="float" office:value="5322" calcext:value-type="float">
            <text:p><text:s text:c="3"/>5,322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206" calcext:value-type="float">
            <text:p><text:s text:c="3"/>60,206</text:p>
          </table:table-cell>
          <table:table-cell table:style-name="ce48" office:value-type="float" office:value="57556" calcext:value-type="float">
            <text:p><text:s text:c="3"/>57,556</text:p>
          </table:table-cell>
          <table:table-cell table:style-name="ce60" office:value-type="float" office:value="7737" calcext:value-type="float">
            <text:p><text:s text:c="3"/>7,737</text:p>
          </table:table-cell>
          <table:table-cell table:style-name="ce60" office:value-type="float" office:value="4556" calcext:value-type="float">
            <text:p><text:s text:c="3"/>4,556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4717" calcext:value-type="float">
            <text:p><text:s text:c="3"/>114,717</text:p>
          </table:table-cell>
          <table:table-cell table:style-name="ce47" office:value-type="float" office:value="112658" calcext:value-type="float">
            <text:p><text:s text:c="3"/>112,658</text:p>
          </table:table-cell>
          <table:table-cell table:style-name="ce47" office:value-type="float" office:value="14699" calcext:value-type="float">
            <text:p><text:s text:c="3"/>14,699</text:p>
          </table:table-cell>
          <table:table-cell table:style-name="ce47" office:value-type="float" office:value="11824" calcext:value-type="float">
            <text:p><text:s text:c="3"/>11,824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06" calcext:value-type="float">
            <text:p><text:s text:c="3"/>306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76" calcext:value-type="float">
            <text:p><text:s text:c="3"/>52,376</text:p>
          </table:table-cell>
          <table:table-cell table:style-name="ce48" office:value-type="float" office:value="52429" calcext:value-type="float">
            <text:p><text:s text:c="3"/>52,429</text:p>
          </table:table-cell>
          <table:table-cell table:style-name="ce60" office:value-type="float" office:value="7718" calcext:value-type="float">
            <text:p><text:s text:c="3"/>7,718</text:p>
          </table:table-cell>
          <table:table-cell table:style-name="ce60" office:value-type="float" office:value="7261" calcext:value-type="float">
            <text:p><text:s text:c="3"/>7,261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6614" calcext:value-type="float">
            <text:p><text:s text:c="3"/>6,614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2341" calcext:value-type="float">
            <text:p><text:s text:c="3"/>62,341</text:p>
          </table:table-cell>
          <table:table-cell table:style-name="ce48" office:value-type="float" office:value="60229" calcext:value-type="float">
            <text:p><text:s text:c="3"/>60,229</text:p>
          </table:table-cell>
          <table:table-cell table:style-name="ce60" office:value-type="float" office:value="6981" calcext:value-type="float">
            <text:p><text:s text:c="3"/>6,981</text:p>
          </table:table-cell>
          <table:table-cell table:style-name="ce60" office:value-type="float" office:value="4563" calcext:value-type="float">
            <text:p><text:s text:c="3"/>4,563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6978" calcext:value-type="float">
            <text:p><text:s text:c="3"/>106,978</text:p>
          </table:table-cell>
          <table:table-cell table:style-name="ce47" office:value-type="float" office:value="107222" calcext:value-type="float">
            <text:p><text:s text:c="3"/>107,222</text:p>
          </table:table-cell>
          <table:table-cell table:style-name="ce47" office:value-type="float" office:value="16170" calcext:value-type="float">
            <text:p><text:s text:c="3"/>16,170</text:p>
          </table:table-cell>
          <table:table-cell table:style-name="ce47" office:value-type="float" office:value="11610" calcext:value-type="float">
            <text:p><text:s text:c="3"/>11,610</text:p>
          </table:table-cell>
          <table:table-cell table:style-name="ce47" office:value-type="float" office:value="389" calcext:value-type="float">
            <text:p><text:s text:c="3"/>389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87" calcext:value-type="float">
            <text:p><text:s text:c="3"/>8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974" calcext:value-type="float">
            <text:p><text:s text:c="3"/>47,974</text:p>
          </table:table-cell>
          <table:table-cell table:style-name="ce48" office:value-type="float" office:value="49426" calcext:value-type="float">
            <text:p><text:s text:c="3"/>49,426</text:p>
          </table:table-cell>
          <table:table-cell table:style-name="ce60" office:value-type="float" office:value="8406" calcext:value-type="float">
            <text:p><text:s text:c="3"/>8,406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6338" calcext:value-type="float">
            <text:p><text:s text:c="3"/>6,338</text:p>
          </table:table-cell>
          <table:table-cell table:style-name="ce60" office:value-type="float" office:value="5248" calcext:value-type="float">
            <text:p><text:s text:c="3"/>5,24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9004" calcext:value-type="float">
            <text:p><text:s text:c="3"/>59,004</text:p>
          </table:table-cell>
          <table:table-cell table:style-name="ce48" office:value-type="float" office:value="57796" calcext:value-type="float">
            <text:p><text:s text:c="3"/>57,796</text:p>
          </table:table-cell>
          <table:table-cell table:style-name="ce60" office:value-type="float" office:value="7764" calcext:value-type="float">
            <text:p><text:s text:c="3"/>7,76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3298" calcext:value-type="float">
            <text:p><text:s text:c="3"/>83,298</text:p>
          </table:table-cell>
          <table:table-cell table:style-name="ce47" office:value-type="float" office:value="77788" calcext:value-type="float">
            <text:p><text:s text:c="3"/>77,788</text:p>
          </table:table-cell>
          <table:table-cell table:style-name="ce47" office:value-type="float" office:value="17574" calcext:value-type="float">
            <text:p><text:s text:c="3"/>17,574</text:p>
          </table:table-cell>
          <table:table-cell table:style-name="ce47" office:value-type="float" office:value="11476" calcext:value-type="float">
            <text:p><text:s text:c="3"/>11,476</text:p>
          </table:table-cell>
          <table:table-cell table:style-name="ce47" office:value-type="float" office:value="397" calcext:value-type="float">
            <text:p><text:s text:c="3"/>397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418" calcext:value-type="float">
            <text:p><text:s text:c="3"/>35,418</text:p>
          </table:table-cell>
          <table:table-cell table:style-name="ce48" office:value-type="float" office:value="35342" calcext:value-type="float">
            <text:p><text:s text:c="3"/>35,342</text:p>
          </table:table-cell>
          <table:table-cell table:style-name="ce60" office:value-type="float" office:value="9005" calcext:value-type="float">
            <text:p><text:s text:c="3"/>9,005</text:p>
          </table:table-cell>
          <table:table-cell table:style-name="ce60" office:value-type="float" office:value="7045" calcext:value-type="float">
            <text:p><text:s text:c="3"/>7,045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1321" calcext:value-type="float">
            <text:p><text:s text:c="3"/>11,321</text:p>
          </table:table-cell>
          <table:table-cell table:style-name="ce60" office:value-type="float" office:value="4805" calcext:value-type="float">
            <text:p><text:s text:c="3"/>4,80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7880" calcext:value-type="float">
            <text:p><text:s text:c="3"/>47,880</text:p>
          </table:table-cell>
          <table:table-cell table:style-name="ce48" office:value-type="float" office:value="42446" calcext:value-type="float">
            <text:p><text:s text:c="3"/>42,446</text:p>
          </table:table-cell>
          <table:table-cell table:style-name="ce60" office:value-type="float" office:value="8569" calcext:value-type="float">
            <text:p><text:s text:c="3"/>8,569</text:p>
          </table:table-cell>
          <table:table-cell table:style-name="ce60" office:value-type="float" office:value="4431" calcext:value-type="float">
            <text:p><text:s text:c="3"/>4,431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-6.6" calcext:value-type="float">
            <text:p><text:s text:c="3"/>－6.60</text:p>
          </table:table-cell>
          <table:table-cell table:style-name="ce51" office:value-type="float" office:value="-10.96" calcext:value-type="float">
            <text:p><text:s text:c="3"/>－10.96</text:p>
          </table:table-cell>
          <table:table-cell table:style-name="ce51" office:value-type="float" office:value="-6.22" calcext:value-type="float">
            <text:p><text:s text:c="3"/>－6.22</text:p>
          </table:table-cell>
          <table:table-cell table:style-name="ce51" office:value-type="float" office:value="-4.68" calcext:value-type="float">
            <text:p><text:s text:c="3"/>－4.68</text:p>
          </table:table-cell>
          <table:table-cell table:style-name="ce51" office:value-type="float" office:value="-4.8" calcext:value-type="float">
            <text:p><text:s text:c="3"/>－4.80</text:p>
          </table:table-cell>
          <table:table-cell table:style-name="ce51" office:value-type="float" office:value="-10.89" calcext:value-type="float">
            <text:p><text:s text:c="3"/>－10.89</text:p>
          </table:table-cell>
          <table:table-cell table:style-name="ce51" office:value-type="float" office:value="17.05" calcext:value-type="float">
            <text:p><text:s/>17.05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9.29" calcext:value-type="float">
            <text:p><text:s text:c="3"/>－9.29</text:p>
          </table:table-cell>
          <table:table-cell table:style-name="ce52" office:value-type="float" office:value="-9.87" calcext:value-type="float">
            <text:p><text:s text:c="3"/>－9.87</text:p>
          </table:table-cell>
          <table:table-cell table:style-name="ce52" office:value-type="float" office:value="-8.31" calcext:value-type="float">
            <text:p><text:s text:c="3"/>－8.31</text:p>
          </table:table-cell>
          <table:table-cell table:style-name="ce52" office:value-type="float" office:value="-5.56" calcext:value-type="float">
            <text:p><text:s text:c="3"/>－5.56</text:p>
          </table:table-cell>
          <table:table-cell table:style-name="ce52" office:value-type="float" office:value="-1.46" calcext:value-type="float">
            <text:p><text:s text:c="3"/>－1.46</text:p>
          </table:table-cell>
          <table:table-cell table:style-name="ce52" office:value-type="float" office:value="-9.09" calcext:value-type="float">
            <text:p><text:s text:c="3"/>－9.09</text:p>
          </table:table-cell>
          <table:table-cell table:style-name="ce52" office:value-type="float" office:value="35.71" calcext:value-type="float">
            <text:p><text:s/>35.71</text:p>
          </table:table-cell>
          <table:table-cell table:style-name="ce52" office:value-type="float" office:value="-20.26" calcext:value-type="float">
            <text:p><text:s text:c="3"/>－20.26</text:p>
          </table:table-cell>
          <table:table-cell table:style-name="ce85" office:value-type="float" office:value="-5.3" calcext:value-type="float">
            <text:p><text:s text:c="3"/>－5.3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4.51" calcext:value-type="float">
            <text:p><text:s text:c="3"/>－4.51</text:p>
          </table:table-cell>
          <table:table-cell table:style-name="ce53" office:value-type="float" office:value="-11.85" calcext:value-type="float">
            <text:p><text:s text:c="3"/>－11.85</text:p>
          </table:table-cell>
          <table:table-cell table:style-name="ce53" office:value-type="float" office:value="-3.92" calcext:value-type="float">
            <text:p><text:s text:c="3"/>－3.92</text:p>
          </table:table-cell>
          <table:table-cell table:style-name="ce53" office:value-type="float" office:value="-3.25" calcext:value-type="float">
            <text:p><text:s text:c="3"/>－3.25</text:p>
          </table:table-cell>
          <table:table-cell table:style-name="ce53" office:value-type="float" office:value="-8.06" calcext:value-type="float">
            <text:p><text:s text:c="3"/>－8.06</text:p>
          </table:table-cell>
          <table:table-cell table:style-name="ce53" office:value-type="float" office:value="-12.6" calcext:value-type="float">
            <text:p><text:s text:c="3"/>－12.60</text:p>
          </table:table-cell>
          <table:table-cell table:style-name="ce53" office:value-type="float" office:value="0" calcext:value-type="float">
            <text:p>－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-22.14" calcext:value-type="float">
            <text:p><text:s text:c="3"/>－22.14</text:p>
          </table:table-cell>
          <table:table-cell table:style-name="ce54" office:value-type="float" office:value="-27.45" calcext:value-type="float">
            <text:p><text:s text:c="3"/>－27.45</text:p>
          </table:table-cell>
          <table:table-cell table:style-name="ce54" office:value-type="float" office:value="8.68" calcext:value-type="float">
            <text:p><text:s/>8.68</text:p>
          </table:table-cell>
          <table:table-cell table:style-name="ce54" office:value-type="float" office:value="-1.15" calcext:value-type="float">
            <text:p><text:s text:c="3"/>－1.15</text:p>
          </table:table-cell>
          <table:table-cell table:style-name="ce54" office:value-type="float" office:value="2.06" calcext:value-type="float">
            <text:p><text:s/>2.06</text:p>
          </table:table-cell>
          <table:table-cell table:style-name="ce54" office:value-type="float" office:value="-27.54" calcext:value-type="float">
            <text:p><text:s text:c="3"/>－27.54</text:p>
          </table:table-cell>
          <table:table-cell table:style-name="ce54" office:value-type="float" office:value="18.39" calcext:value-type="float">
            <text:p><text:s/>18.3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26.17" calcext:value-type="float">
            <text:p><text:s text:c="3"/>－26.17</text:p>
          </table:table-cell>
          <table:table-cell table:style-name="ce52" office:value-type="float" office:value="-28.5" calcext:value-type="float">
            <text:p><text:s text:c="3"/>－28.50</text:p>
          </table:table-cell>
          <table:table-cell table:style-name="ce52" office:value-type="float" office:value="7.13" calcext:value-type="float">
            <text:p><text:s/>7.13</text:p>
          </table:table-cell>
          <table:table-cell table:style-name="ce52" office:value-type="float" office:value="-0.49" calcext:value-type="float">
            <text:p><text:s text:c="3"/>－0.49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-20.86" calcext:value-type="float">
            <text:p><text:s text:c="3"/>－20.86</text:p>
          </table:table-cell>
          <table:table-cell table:style-name="ce52" office:value-type="float" office:value="23.91" calcext:value-type="float">
            <text:p><text:s/>23.91</text:p>
          </table:table-cell>
          <table:table-cell table:style-name="ce52" office:value-type="float" office:value="78.62" calcext:value-type="float">
            <text:p><text:s/>78.62</text:p>
          </table:table-cell>
          <table:table-cell table:style-name="ce85" office:value-type="float" office:value="-8.44" calcext:value-type="float">
            <text:p><text:s text:c="3"/>－8.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-18.85" calcext:value-type="float">
            <text:p><text:s text:c="3"/>－18.85</text:p>
          </table:table-cell>
          <table:table-cell table:style-name="ce53" office:value-type="float" office:value="-26.56" calcext:value-type="float">
            <text:p><text:s text:c="3"/>－26.56</text:p>
          </table:table-cell>
          <table:table-cell table:style-name="ce53" office:value-type="float" office:value="10.37" calcext:value-type="float">
            <text:p><text:s/>10.37</text:p>
          </table:table-cell>
          <table:table-cell table:style-name="ce53" office:value-type="float" office:value="-2.19" calcext:value-type="float">
            <text:p><text:s text:c="3"/>－2.19</text:p>
          </table:table-cell>
          <table:table-cell table:style-name="ce53" office:value-type="float" office:value="4.3" calcext:value-type="float">
            <text:p><text:s/>4.30</text:p>
          </table:table-cell>
          <table:table-cell table:style-name="ce53" office:value-type="float" office:value="-33.13" calcext:value-type="float">
            <text:p><text:s text:c="3"/>－33.13</text:p>
          </table:table-cell>
          <table:table-cell table:style-name="ce53" office:value-type="float" office:value="12.2" calcext:value-type="float">
            <text:p><text:s/>12.20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5" table:number-columns-repeated="2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number-columns-repeated="2" table:default-cell-style-name="ce27"/>
        <table:table-column table:style-name="co14" table:default-cell-style-name="ce27"/>
        <table:table-column table:style-name="co12" table:default-cell-style-name="ce27"/>
        <table:table-column table:style-name="co13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10 月 份" calcext:value-type="string" table:number-columns-spanned="11" table:number-rows-spanned="1">
              <text:p><text:s/>中 華 民 國 98 年 10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83298" calcext:value-type="float">
            <text:p><text:s text:c="3"/>83,298</text:p>
          </table:table-cell>
          <table:table-cell table:style-name="ce58" office:value-type="float" office:value="77788" calcext:value-type="float">
            <text:p><text:s text:c="3"/>77,788</text:p>
          </table:table-cell>
          <table:table-cell table:style-name="ce58" office:value-type="float" office:value="17574" calcext:value-type="float">
            <text:p><text:s text:c="3"/>17,574</text:p>
          </table:table-cell>
          <table:table-cell table:style-name="ce58" office:value-type="float" office:value="11476" calcext:value-type="float">
            <text:p><text:s text:c="3"/>11,476</text:p>
          </table:table-cell>
          <table:table-cell table:style-name="ce58" office:value-type="float" office:value="397" calcext:value-type="float">
            <text:p><text:s text:c="3"/>397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35418" calcext:value-type="float">
            <text:p><text:s text:c="3"/>35,418</text:p>
          </table:table-cell>
          <table:table-cell table:style-name="ce58" office:value-type="float" office:value="35342" calcext:value-type="float">
            <text:p><text:s text:c="3"/>35,342</text:p>
          </table:table-cell>
          <table:table-cell table:style-name="ce58" office:value-type="float" office:value="9005" calcext:value-type="float">
            <text:p><text:s text:c="3"/>9,005</text:p>
          </table:table-cell>
          <table:table-cell table:style-name="ce58" office:value-type="float" office:value="7045" calcext:value-type="float">
            <text:p><text:s text:c="3"/>7,045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11321" calcext:value-type="float">
            <text:p><text:s text:c="3"/>11,321</text:p>
          </table:table-cell>
          <table:table-cell table:style-name="ce58" office:value-type="float" office:value="4805" calcext:value-type="float">
            <text:p><text:s text:c="3"/>4,805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7880" calcext:value-type="float">
            <text:p><text:s text:c="3"/>47,880</text:p>
          </table:table-cell>
          <table:table-cell table:style-name="ce71" office:value-type="float" office:value="42446" calcext:value-type="float">
            <text:p><text:s text:c="3"/>42,446</text:p>
          </table:table-cell>
          <table:table-cell table:style-name="ce71" office:value-type="float" office:value="8569" calcext:value-type="float">
            <text:p><text:s text:c="3"/>8,569</text:p>
          </table:table-cell>
          <table:table-cell table:style-name="ce71" office:value-type="float" office:value="4431" calcext:value-type="float">
            <text:p><text:s text:c="3"/>4,431</text:p>
          </table:table-cell>
          <table:table-cell table:style-name="ce71" office:value-type="float" office:value="194" calcext:value-type="float">
            <text:p><text:s text:c="3"/>194</text:p>
          </table:table-cell>
          <table:table-cell table:style-name="ce71" office:value-type="float" office:value="111" calcext:value-type="float">
            <text:p><text:s text:c="3"/>111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2238" calcext:value-type="float">
            <text:p><text:s text:c="3"/>82,238</text:p>
          </table:table-cell>
          <table:table-cell table:style-name="ce58" office:value-type="float" office:value="77382" calcext:value-type="float">
            <text:p><text:s text:c="3"/>77,382</text:p>
          </table:table-cell>
          <table:table-cell table:style-name="ce58" office:value-type="float" office:value="17466" calcext:value-type="float">
            <text:p><text:s text:c="3"/>17,466</text:p>
          </table:table-cell>
          <table:table-cell table:style-name="ce58" office:value-type="float" office:value="11434" calcext:value-type="float">
            <text:p><text:s text:c="3"/>11,434</text:p>
          </table:table-cell>
          <table:table-cell table:style-name="ce58" office:value-type="float" office:value="397" calcext:value-type="float">
            <text:p><text:s text:c="3"/>397</text:p>
          </table:table-cell>
          <table:table-cell table:style-name="ce58" office:value-type="float" office:value="219" calcext:value-type="float">
            <text:p><text:s text:c="3"/>219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4862" calcext:value-type="float">
            <text:p><text:s text:c="3"/>34,862</text:p>
          </table:table-cell>
          <table:table-cell table:style-name="ce58" office:value-type="float" office:value="35092" calcext:value-type="float">
            <text:p><text:s text:c="3"/>35,092</text:p>
          </table:table-cell>
          <table:table-cell table:style-name="ce58" office:value-type="float" office:value="8944" calcext:value-type="float">
            <text:p><text:s text:c="3"/>8,944</text:p>
          </table:table-cell>
          <table:table-cell table:style-name="ce58" office:value-type="float" office:value="7018" calcext:value-type="float">
            <text:p><text:s text:c="3"/>7,018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11273" calcext:value-type="float">
            <text:p><text:s text:c="3"/>11,273</text:p>
          </table:table-cell>
          <table:table-cell table:style-name="ce58" office:value-type="float" office:value="4794" calcext:value-type="float">
            <text:p><text:s text:c="3"/>4,794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7376" calcext:value-type="float">
            <text:p><text:s text:c="3"/>47,376</text:p>
          </table:table-cell>
          <table:table-cell table:style-name="ce71" office:value-type="float" office:value="42290" calcext:value-type="float">
            <text:p><text:s text:c="3"/>42,290</text:p>
          </table:table-cell>
          <table:table-cell table:style-name="ce71" office:value-type="float" office:value="8522" calcext:value-type="float">
            <text:p><text:s text:c="3"/>8,522</text:p>
          </table:table-cell>
          <table:table-cell table:style-name="ce71" office:value-type="float" office:value="4416" calcext:value-type="float">
            <text:p><text:s text:c="3"/>4,416</text:p>
          </table:table-cell>
          <table:table-cell table:style-name="ce71" office:value-type="float" office:value="194" calcext:value-type="float">
            <text:p><text:s text:c="3"/>194</text:p>
          </table:table-cell>
          <table:table-cell table:style-name="ce71" office:value-type="float" office:value="109" calcext:value-type="float">
            <text:p><text:s text:c="3"/>109</text:p>
          </table:table-cell>
          <table:table-cell table:style-name="ce71" office:value-type="float" office:value="46" calcext:value-type="float">
            <text:p><text:s text:c="3"/>46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4657" calcext:value-type="float">
            <text:p><text:s text:c="3"/>64,657</text:p>
          </table:table-cell>
          <table:table-cell table:style-name="ce58" office:value-type="float" office:value="58875" calcext:value-type="float">
            <text:p><text:s text:c="3"/>58,875</text:p>
          </table:table-cell>
          <table:table-cell table:style-name="ce58" office:value-type="float" office:value="14668" calcext:value-type="float">
            <text:p><text:s text:c="3"/>14,668</text:p>
          </table:table-cell>
          <table:table-cell table:style-name="ce58" office:value-type="float" office:value="9497" calcext:value-type="float">
            <text:p><text:s text:c="3"/>9,497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27283" calcext:value-type="float">
            <text:p><text:s text:c="3"/>27,283</text:p>
          </table:table-cell>
          <table:table-cell table:style-name="ce58" office:value-type="float" office:value="26439" calcext:value-type="float">
            <text:p><text:s text:c="3"/>26,439</text:p>
          </table:table-cell>
          <table:table-cell table:style-name="ce58" office:value-type="float" office:value="7569" calcext:value-type="float">
            <text:p><text:s text:c="3"/>7,569</text:p>
          </table:table-cell>
          <table:table-cell table:style-name="ce58" office:value-type="float" office:value="5834" calcext:value-type="float">
            <text:p><text:s text:c="3"/>5,834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9285" calcext:value-type="float">
            <text:p><text:s text:c="3"/>9,285</text:p>
          </table:table-cell>
          <table:table-cell table:style-name="ce58" office:value-type="float" office:value="4005" calcext:value-type="float">
            <text:p><text:s text:c="3"/>4,00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37374" calcext:value-type="float">
            <text:p><text:s text:c="3"/>37,374</text:p>
          </table:table-cell>
          <table:table-cell table:style-name="ce59" office:value-type="float" office:value="32436" calcext:value-type="float">
            <text:p><text:s text:c="3"/>32,436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59" office:value-type="float" office:value="3663" calcext:value-type="float">
            <text:p><text:s text:c="3"/>3,663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705" calcext:value-type="float">
            <text:p><text:s text:c="3"/>15,705</text:p>
          </table:table-cell>
          <table:table-cell table:style-name="ce60" office:value-type="float" office:value="13413" calcext:value-type="float">
            <text:p><text:s text:c="3"/>13,413</text:p>
          </table:table-cell>
          <table:table-cell table:style-name="ce60" office:value-type="float" office:value="2890" calcext:value-type="float">
            <text:p><text:s text:c="3"/>2,890</text:p>
          </table:table-cell>
          <table:table-cell table:style-name="ce108" office:value-type="float" office:value="1444" calcext:value-type="float">
            <text:p><text:s text:c="3"/>1,444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835" calcext:value-type="float">
            <text:p><text:s text:c="3"/>6,835</text:p>
          </table:table-cell>
          <table:table-cell table:style-name="ce48" office:value-type="float" office:value="6179" calcext:value-type="float">
            <text:p><text:s text:c="3"/>6,179</text:p>
          </table:table-cell>
          <table:table-cell table:style-name="ce60" office:value-type="float" office:value="1480" calcext:value-type="float">
            <text:p><text:s text:c="3"/>1,480</text:p>
          </table:table-cell>
          <table:table-cell table:style-name="ce109" office:value-type="float" office:value="873" calcext:value-type="float">
            <text:p><text:s text:c="3"/>873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2087" calcext:value-type="float">
            <text:p><text:s text:c="3"/>2,087</text:p>
          </table:table-cell>
          <table:table-cell table:style-name="ce60" office:value-type="float" office:value="912" calcext:value-type="float">
            <text:p><text:s text:c="3"/>9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870" calcext:value-type="float">
            <text:p><text:s text:c="3"/>8,870</text:p>
          </table:table-cell>
          <table:table-cell table:style-name="ce57" office:value-type="float" office:value="7234" calcext:value-type="float">
            <text:p><text:s text:c="3"/>7,234</text:p>
          </table:table-cell>
          <table:table-cell table:style-name="ce107" office:value-type="float" office:value="1410" calcext:value-type="float">
            <text:p><text:s text:c="3"/>1,410</text:p>
          </table:table-cell>
          <table:table-cell table:style-name="ce107" office:value-type="float" office:value="571" calcext:value-type="float">
            <text:p><text:s text:c="3"/>571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63" calcext:value-type="float">
            <text:p><text:s text:c="3"/>1,363</text:p>
          </table:table-cell>
          <table:table-cell table:style-name="ce60" office:value-type="float" office:value="1323" calcext:value-type="float">
            <text:p><text:s text:c="3"/>1,323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108" office:value-type="float" office:value="254" calcext:value-type="float">
            <text:p><text:s text:c="3"/>25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01" calcext:value-type="float">
            <text:p><text:s text:c="3"/>601</text:p>
          </table:table-cell>
          <table:table-cell table:style-name="ce48" office:value-type="float" office:value="608" calcext:value-type="float">
            <text:p><text:s text:c="3"/>60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109" office:value-type="float" office:value="140" calcext:value-type="float">
            <text:p><text:s text:c="3"/>140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196" calcext:value-type="float">
            <text:p><text:s text:c="3"/>19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62" calcext:value-type="float">
            <text:p><text:s text:c="3"/>762</text:p>
          </table:table-cell>
          <table:table-cell table:style-name="ce57" office:value-type="float" office:value="715" calcext:value-type="float">
            <text:p><text:s text:c="3"/>715</text:p>
          </table:table-cell>
          <table:table-cell table:style-name="ce107" office:value-type="float" office:value="162" calcext:value-type="float">
            <text:p><text:s text:c="3"/>16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300" calcext:value-type="float">
            <text:p><text:s text:c="3"/>7,300</text:p>
          </table:table-cell>
          <table:table-cell table:style-name="ce60" office:value-type="float" office:value="6125" calcext:value-type="float">
            <text:p><text:s text:c="3"/>6,125</text:p>
          </table:table-cell>
          <table:table-cell table:style-name="ce60" office:value-type="float" office:value="1723" calcext:value-type="float">
            <text:p><text:s text:c="3"/>1,723</text:p>
          </table:table-cell>
          <table:table-cell table:style-name="ce108" office:value-type="float" office:value="775" calcext:value-type="float">
            <text:p><text:s text:c="3"/>775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052" calcext:value-type="float">
            <text:p><text:s text:c="3"/>3,052</text:p>
          </table:table-cell>
          <table:table-cell table:style-name="ce48" office:value-type="float" office:value="2787" calcext:value-type="float">
            <text:p><text:s text:c="3"/>2,787</text:p>
          </table:table-cell>
          <table:table-cell table:style-name="ce60" office:value-type="float" office:value="896" calcext:value-type="float">
            <text:p><text:s text:c="3"/>896</text:p>
          </table:table-cell>
          <table:table-cell table:style-name="ce109" office:value-type="float" office:value="519" calcext:value-type="float">
            <text:p><text:s text:c="3"/>519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089" calcext:value-type="float">
            <text:p><text:s text:c="3"/>1,089</text:p>
          </table:table-cell>
          <table:table-cell table:style-name="ce60" office:value-type="float" office:value="484" calcext:value-type="float">
            <text:p><text:s text:c="3"/>48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248" calcext:value-type="float">
            <text:p><text:s text:c="3"/>4,248</text:p>
          </table:table-cell>
          <table:table-cell table:style-name="ce57" office:value-type="float" office:value="3338" calcext:value-type="float">
            <text:p><text:s text:c="3"/>3,338</text:p>
          </table:table-cell>
          <table:table-cell table:style-name="ce107" office:value-type="float" office:value="827" calcext:value-type="float">
            <text:p><text:s text:c="3"/>827</text:p>
          </table:table-cell>
          <table:table-cell table:style-name="ce107" office:value-type="float" office:value="256" calcext:value-type="float">
            <text:p><text:s text:c="3"/>256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634" calcext:value-type="float">
            <text:p><text:s text:c="3"/>1,634</text:p>
          </table:table-cell>
          <table:table-cell table:style-name="ce60" office:value-type="float" office:value="1333" calcext:value-type="float">
            <text:p><text:s text:c="3"/>1,333</text:p>
          </table:table-cell>
          <table:table-cell table:style-name="ce60" office:value-type="float" office:value="545" calcext:value-type="float">
            <text:p><text:s text:c="3"/>545</text:p>
          </table:table-cell>
          <table:table-cell table:style-name="ce108" office:value-type="float" office:value="276" calcext:value-type="float">
            <text:p><text:s text:c="3"/>27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52" calcext:value-type="float">
            <text:p><text:s text:c="3"/>652</text:p>
          </table:table-cell>
          <table:table-cell table:style-name="ce48" office:value-type="float" office:value="598" calcext:value-type="float">
            <text:p><text:s text:c="3"/>59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09" office:value-type="float" office:value="159" calcext:value-type="float">
            <text:p><text:s text:c="3"/>15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66" calcext:value-type="float">
            <text:p><text:s text:c="3"/>26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82" calcext:value-type="float">
            <text:p><text:s text:c="3"/>982</text:p>
          </table:table-cell>
          <table:table-cell table:style-name="ce57" office:value-type="float" office:value="735" calcext:value-type="float">
            <text:p><text:s text:c="3"/>735</text:p>
          </table:table-cell>
          <table:table-cell table:style-name="ce107" office:value-type="float" office:value="252" calcext:value-type="float">
            <text:p><text:s text:c="3"/>252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90" calcext:value-type="float">
            <text:p><text:s text:c="3"/>1,390</text:p>
          </table:table-cell>
          <table:table-cell table:style-name="ce60" office:value-type="float" office:value="1262" calcext:value-type="float">
            <text:p><text:s text:c="3"/>1,262</text:p>
          </table:table-cell>
          <table:table-cell table:style-name="ce60" office:value-type="float" office:value="427" calcext:value-type="float">
            <text:p><text:s text:c="3"/>427</text:p>
          </table:table-cell>
          <table:table-cell table:style-name="ce108" office:value-type="float" office:value="337" calcext:value-type="float">
            <text:p><text:s text:c="3"/>33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8" calcext:value-type="float">
            <text:p><text:s text:c="3"/>528</text:p>
          </table:table-cell>
          <table:table-cell table:style-name="ce48" office:value-type="float" office:value="504" calcext:value-type="float">
            <text:p><text:s text:c="3"/>504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109" office:value-type="float" office:value="210" calcext:value-type="float">
            <text:p><text:s text:c="3"/>2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79" calcext:value-type="float">
            <text:p><text:s text:c="3"/>279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62" calcext:value-type="float">
            <text:p><text:s text:c="3"/>862</text:p>
          </table:table-cell>
          <table:table-cell table:style-name="ce57" office:value-type="float" office:value="758" calcext:value-type="float">
            <text:p><text:s text:c="3"/>758</text:p>
          </table:table-cell>
          <table:table-cell table:style-name="ce107" office:value-type="float" office:value="199" calcext:value-type="float">
            <text:p><text:s text:c="3"/>199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597" calcext:value-type="float">
            <text:p><text:s text:c="3"/>4,597</text:p>
          </table:table-cell>
          <table:table-cell table:style-name="ce60" office:value-type="float" office:value="4641" calcext:value-type="float">
            <text:p><text:s text:c="3"/>4,641</text:p>
          </table:table-cell>
          <table:table-cell table:style-name="ce60" office:value-type="float" office:value="1283" calcext:value-type="float">
            <text:p><text:s text:c="3"/>1,283</text:p>
          </table:table-cell>
          <table:table-cell table:style-name="ce108" office:value-type="float" office:value="666" calcext:value-type="float">
            <text:p><text:s text:c="3"/>666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902" calcext:value-type="float">
            <text:p><text:s text:c="3"/>1,902</text:p>
          </table:table-cell>
          <table:table-cell table:style-name="ce48" office:value-type="float" office:value="2030" calcext:value-type="float">
            <text:p><text:s text:c="3"/>2,030</text:p>
          </table:table-cell>
          <table:table-cell table:style-name="ce60" office:value-type="float" office:value="666" calcext:value-type="float">
            <text:p><text:s text:c="3"/>666</text:p>
          </table:table-cell>
          <table:table-cell table:style-name="ce109" office:value-type="float" office:value="418" calcext:value-type="float">
            <text:p><text:s text:c="3"/>41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813" calcext:value-type="float">
            <text:p><text:s text:c="3"/>813</text:p>
          </table:table-cell>
          <table:table-cell table:style-name="ce60" office:value-type="float" office:value="309" calcext:value-type="float">
            <text:p><text:s text:c="3"/>3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695" calcext:value-type="float">
            <text:p><text:s text:c="3"/>2,695</text:p>
          </table:table-cell>
          <table:table-cell table:style-name="ce57" office:value-type="float" office:value="2611" calcext:value-type="float">
            <text:p><text:s text:c="3"/>2,611</text:p>
          </table:table-cell>
          <table:table-cell table:style-name="ce107" office:value-type="float" office:value="617" calcext:value-type="float">
            <text:p><text:s text:c="3"/>617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865" calcext:value-type="float">
            <text:p><text:s text:c="3"/>2,865</text:p>
          </table:table-cell>
          <table:table-cell table:style-name="ce60" office:value-type="float" office:value="2900" calcext:value-type="float">
            <text:p><text:s text:c="3"/>2,900</text:p>
          </table:table-cell>
          <table:table-cell table:style-name="ce60" office:value-type="float" office:value="1179" calcext:value-type="float">
            <text:p><text:s text:c="3"/>1,179</text:p>
          </table:table-cell>
          <table:table-cell table:style-name="ce108" office:value-type="float" office:value="702" calcext:value-type="float">
            <text:p><text:s text:c="3"/>70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64" calcext:value-type="float">
            <text:p><text:s text:c="3"/>1,164</text:p>
          </table:table-cell>
          <table:table-cell table:style-name="ce48" office:value-type="float" office:value="1231" calcext:value-type="float">
            <text:p><text:s text:c="3"/>1,231</text:p>
          </table:table-cell>
          <table:table-cell table:style-name="ce60" office:value-type="float" office:value="609" calcext:value-type="float">
            <text:p><text:s text:c="3"/>609</text:p>
          </table:table-cell>
          <table:table-cell table:style-name="ce109" office:value-type="float" office:value="411" calcext:value-type="float">
            <text:p><text:s text:c="3"/>41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638" calcext:value-type="float">
            <text:p><text:s text:c="3"/>63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01" calcext:value-type="float">
            <text:p><text:s text:c="3"/>1,701</text:p>
          </table:table-cell>
          <table:table-cell table:style-name="ce57" office:value-type="float" office:value="1669" calcext:value-type="float">
            <text:p><text:s text:c="3"/>1,669</text:p>
          </table:table-cell>
          <table:table-cell table:style-name="ce107" office:value-type="float" office:value="570" calcext:value-type="float">
            <text:p><text:s text:c="3"/>570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290" calcext:value-type="float">
            <text:p><text:s text:c="3"/>1,290</text:p>
          </table:table-cell>
          <table:table-cell table:style-name="ce60" office:value-type="float" office:value="1293" calcext:value-type="float">
            <text:p><text:s text:c="3"/>1,293</text:p>
          </table:table-cell>
          <table:table-cell table:style-name="ce60" office:value-type="float" office:value="358" calcext:value-type="float">
            <text:p><text:s text:c="3"/>358</text:p>
          </table:table-cell>
          <table:table-cell table:style-name="ce108" office:value-type="float" office:value="341" calcext:value-type="float">
            <text:p><text:s text:c="3"/>34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5" calcext:value-type="float">
            <text:p><text:s text:c="3"/>545</text:p>
          </table:table-cell>
          <table:table-cell table:style-name="ce48" office:value-type="float" office:value="593" calcext:value-type="float">
            <text:p><text:s text:c="3"/>593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109" office:value-type="float" office:value="204" calcext:value-type="float">
            <text:p><text:s text:c="3"/>20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31" calcext:value-type="float">
            <text:p><text:s text:c="3"/>231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45" calcext:value-type="float">
            <text:p><text:s text:c="3"/>745</text:p>
          </table:table-cell>
          <table:table-cell table:style-name="ce57" office:value-type="float" office:value="700" calcext:value-type="float">
            <text:p><text:s text:c="3"/>700</text:p>
          </table:table-cell>
          <table:table-cell table:style-name="ce107" office:value-type="float" office:value="172" calcext:value-type="float">
            <text:p><text:s text:c="3"/>172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861" calcext:value-type="float">
            <text:p><text:s text:c="3"/>1,861</text:p>
          </table:table-cell>
          <table:table-cell table:style-name="ce60" office:value-type="float" office:value="1670" calcext:value-type="float">
            <text:p><text:s text:c="3"/>1,670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108" office:value-type="float" office:value="515" calcext:value-type="float">
            <text:p><text:s text:c="3"/>515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22" calcext:value-type="float">
            <text:p><text:s text:c="3"/>722</text:p>
          </table:table-cell>
          <table:table-cell table:style-name="ce48" office:value-type="float" office:value="748" calcext:value-type="float">
            <text:p><text:s text:c="3"/>748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109" office:value-type="float" office:value="293" calcext:value-type="float">
            <text:p><text:s text:c="3"/>29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90" calcext:value-type="float">
            <text:p><text:s text:c="3"/>29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39" calcext:value-type="float">
            <text:p><text:s text:c="3"/>1,139</text:p>
          </table:table-cell>
          <table:table-cell table:style-name="ce57" office:value-type="float" office:value="922" calcext:value-type="float">
            <text:p><text:s text:c="3"/>922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486" calcext:value-type="float">
            <text:p><text:s text:c="3"/>1,486</text:p>
          </table:table-cell>
          <table:table-cell table:style-name="ce60" office:value-type="float" office:value="1351" calcext:value-type="float">
            <text:p><text:s text:c="3"/>1,351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108" office:value-type="float" office:value="422" calcext:value-type="float">
            <text:p><text:s text:c="3"/>42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48" office:value-type="float" office:value="596" calcext:value-type="float">
            <text:p><text:s text:c="3"/>59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109" office:value-type="float" office:value="246" calcext:value-type="float">
            <text:p><text:s text:c="3"/>24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240" calcext:value-type="float">
            <text:p><text:s text:c="3"/>240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70" calcext:value-type="float">
            <text:p><text:s text:c="3"/>870</text:p>
          </table:table-cell>
          <table:table-cell table:style-name="ce57" office:value-type="float" office:value="755" calcext:value-type="float">
            <text:p><text:s text:c="3"/>755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098" calcext:value-type="float">
            <text:p><text:s text:c="3"/>3,098</text:p>
          </table:table-cell>
          <table:table-cell table:style-name="ce60" office:value-type="float" office:value="2946" calcext:value-type="float">
            <text:p><text:s text:c="3"/>2,946</text:p>
          </table:table-cell>
          <table:table-cell table:style-name="ce60" office:value-type="float" office:value="759" calcext:value-type="float">
            <text:p><text:s text:c="3"/>759</text:p>
          </table:table-cell>
          <table:table-cell table:style-name="ce108" office:value-type="float" office:value="659" calcext:value-type="float">
            <text:p><text:s text:c="3"/>65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06" calcext:value-type="float">
            <text:p><text:s text:c="3"/>1,306</text:p>
          </table:table-cell>
          <table:table-cell table:style-name="ce48" office:value-type="float" office:value="1272" calcext:value-type="float">
            <text:p><text:s text:c="3"/>1,272</text:p>
          </table:table-cell>
          <table:table-cell table:style-name="ce60" office:value-type="float" office:value="379" calcext:value-type="float">
            <text:p><text:s text:c="3"/>379</text:p>
          </table:table-cell>
          <table:table-cell table:style-name="ce109" office:value-type="float" office:value="385" calcext:value-type="float">
            <text:p><text:s text:c="3"/>38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31" calcext:value-type="float">
            <text:p><text:s text:c="3"/>43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792" calcext:value-type="float">
            <text:p><text:s text:c="3"/>1,792</text:p>
          </table:table-cell>
          <table:table-cell table:style-name="ce57" office:value-type="float" office:value="1674" calcext:value-type="float">
            <text:p><text:s text:c="3"/>1,674</text:p>
          </table:table-cell>
          <table:table-cell table:style-name="ce107" office:value-type="float" office:value="380" calcext:value-type="float">
            <text:p><text:s text:c="3"/>380</text:p>
          </table:table-cell>
          <table:table-cell table:style-name="ce107" office:value-type="float" office:value="274" calcext:value-type="float">
            <text:p><text:s text:c="3"/>27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260" calcext:value-type="float">
            <text:p><text:s text:c="3"/>4,260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908" calcext:value-type="float">
            <text:p><text:s text:c="3"/>908</text:p>
          </table:table-cell>
          <table:table-cell table:style-name="ce108" office:value-type="float" office:value="723" calcext:value-type="float">
            <text:p><text:s text:c="3"/>72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74" calcext:value-type="float">
            <text:p><text:s text:c="3"/>1,774</text:p>
          </table:table-cell>
          <table:table-cell table:style-name="ce48" office:value-type="float" office:value="1797" calcext:value-type="float">
            <text:p><text:s text:c="3"/>1,797</text:p>
          </table:table-cell>
          <table:table-cell table:style-name="ce60" office:value-type="float" office:value="470" calcext:value-type="float">
            <text:p><text:s text:c="3"/>470</text:p>
          </table:table-cell>
          <table:table-cell table:style-name="ce109" office:value-type="float" office:value="461" calcext:value-type="float">
            <text:p><text:s text:c="3"/>461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38" calcext:value-type="float">
            <text:p><text:s text:c="3"/>538</text:p>
          </table:table-cell>
          <table:table-cell table:style-name="ce60" office:value-type="float" office:value="273" calcext:value-type="float">
            <text:p><text:s text:c="3"/>27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486" calcext:value-type="float">
            <text:p><text:s text:c="3"/>2,486</text:p>
          </table:table-cell>
          <table:table-cell table:style-name="ce57" office:value-type="float" office:value="2240" calcext:value-type="float">
            <text:p><text:s text:c="3"/>2,240</text:p>
          </table:table-cell>
          <table:table-cell table:style-name="ce107" office:value-type="float" office:value="438" calcext:value-type="float">
            <text:p><text:s text:c="3"/>438</text:p>
          </table:table-cell>
          <table:table-cell table:style-name="ce107" office:value-type="float" office:value="262" calcext:value-type="float">
            <text:p><text:s text:c="3"/>26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725" calcext:value-type="float">
            <text:p><text:s text:c="3"/>2,725</text:p>
          </table:table-cell>
          <table:table-cell table:style-name="ce60" office:value-type="float" office:value="2614" calcext:value-type="float">
            <text:p><text:s text:c="3"/>2,614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108" office:value-type="float" office:value="615" calcext:value-type="float">
            <text:p><text:s text:c="3"/>61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25" calcext:value-type="float">
            <text:p><text:s text:c="3"/>1,125</text:p>
          </table:table-cell>
          <table:table-cell table:style-name="ce48" office:value-type="float" office:value="1137" calcext:value-type="float">
            <text:p><text:s text:c="3"/>1,13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109" office:value-type="float" office:value="385" calcext:value-type="float">
            <text:p><text:s text:c="3"/>385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336" calcext:value-type="float">
            <text:p><text:s text:c="3"/>33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00" calcext:value-type="float">
            <text:p><text:s text:c="3"/>1,600</text:p>
          </table:table-cell>
          <table:table-cell table:style-name="ce57" office:value-type="float" office:value="1477" calcext:value-type="float">
            <text:p><text:s text:c="3"/>1,477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style-name="ce107" office:value-type="float" office:value="230" calcext:value-type="float">
            <text:p><text:s text:c="3"/>23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14" calcext:value-type="float">
            <text:p><text:s text:c="3"/>714</text:p>
          </table:table-cell>
          <table:table-cell table:style-name="ce60" office:value-type="float" office:value="613" calcext:value-type="float">
            <text:p><text:s text:c="3"/>613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2" calcext:value-type="float">
            <text:p><text:s text:c="3"/>292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109" office:value-type="float" office:value="123" calcext:value-type="float">
            <text:p><text:s text:c="3"/>12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00" calcext:value-type="float">
            <text:p><text:s text:c="3"/>10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14" calcext:value-type="float">
            <text:p><text:s text:c="3"/>414</text:p>
          </table:table-cell>
          <table:table-cell table:style-name="ce57" office:value-type="float" office:value="321" calcext:value-type="float">
            <text:p><text:s text:c="3"/>321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173" calcext:value-type="float">
            <text:p><text:s text:c="3"/>1,173</text:p>
          </table:table-cell>
          <table:table-cell table:style-name="ce60" office:value-type="float" office:value="1138" calcext:value-type="float">
            <text:p><text:s text:c="3"/>1,138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108" office:value-type="float" office:value="236" calcext:value-type="float">
            <text:p><text:s text:c="3"/>236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6" calcext:value-type="float">
            <text:p><text:s text:c="3"/>486</text:p>
          </table:table-cell>
          <table:table-cell table:style-name="ce48" office:value-type="float" office:value="515" calcext:value-type="float">
            <text:p><text:s text:c="3"/>515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109" office:value-type="float" office:value="160" calcext:value-type="float">
            <text:p><text:s text:c="3"/>16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57" calcext:value-type="float">
            <text:p><text:s text:c="3"/>157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57" office:value-type="float" office:value="623" calcext:value-type="float">
            <text:p><text:s text:c="3"/>623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141" calcext:value-type="float">
            <text:p><text:s text:c="3"/>141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9" calcext:value-type="float">
            <text:p><text:s text:c="3"/>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77" calcext:value-type="float">
            <text:p><text:s text:c="3"/>277</text:p>
          </table:table-cell>
          <table:table-cell table:style-name="ce57" office:value-type="float" office:value="138" calcext:value-type="float">
            <text:p><text:s text:c="3"/>138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57" calcext:value-type="float">
            <text:p><text:s text:c="3"/>1,557</text:p>
          </table:table-cell>
          <table:table-cell table:style-name="ce60" office:value-type="float" office:value="1513" calcext:value-type="float">
            <text:p><text:s text:c="3"/>1,513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108" office:value-type="float" office:value="206" calcext:value-type="float">
            <text:p><text:s text:c="3"/>20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43" calcext:value-type="float">
            <text:p><text:s text:c="3"/>643</text:p>
          </table:table-cell>
          <table:table-cell table:style-name="ce48" office:value-type="float" office:value="720" calcext:value-type="float">
            <text:p><text:s text:c="3"/>720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109" office:value-type="float" office:value="131" calcext:value-type="float">
            <text:p><text:s text:c="3"/>13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74" calcext:value-type="float">
            <text:p><text:s text:c="3"/>174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14" calcext:value-type="float">
            <text:p><text:s text:c="3"/>914</text:p>
          </table:table-cell>
          <table:table-cell table:style-name="ce57" office:value-type="float" office:value="793" calcext:value-type="float">
            <text:p><text:s text:c="3"/>793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38" calcext:value-type="float">
            <text:p><text:s text:c="3"/>1,738</text:p>
          </table:table-cell>
          <table:table-cell table:style-name="ce60" office:value-type="float" office:value="1538" calcext:value-type="float">
            <text:p><text:s text:c="3"/>1,538</text:p>
          </table:table-cell>
          <table:table-cell table:style-name="ce60" office:value-type="float" office:value="470" calcext:value-type="float">
            <text:p><text:s text:c="3"/>470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748" calcext:value-type="float">
            <text:p><text:s text:c="3"/>748</text:p>
          </table:table-cell>
          <table:table-cell table:style-name="ce48" office:value-type="float" office:value="700" calcext:value-type="float">
            <text:p><text:s text:c="3"/>700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31" calcext:value-type="float">
            <text:p><text:s text:c="3"/>23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990" calcext:value-type="float">
            <text:p><text:s text:c="3"/>990</text:p>
          </table:table-cell>
          <table:table-cell table:style-name="ce57" office:value-type="float" office:value="838" calcext:value-type="float">
            <text:p><text:s text:c="3"/>838</text:p>
          </table:table-cell>
          <table:table-cell table:style-name="ce107" office:value-type="float" office:value="234" calcext:value-type="float">
            <text:p><text:s text:c="3"/>234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550" calcext:value-type="float">
            <text:p><text:s text:c="3"/>5,550</text:p>
          </table:table-cell>
          <table:table-cell table:style-name="ce60" office:value-type="float" office:value="5158" calcext:value-type="float">
            <text:p><text:s text:c="3"/>5,158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108" office:value-type="float" office:value="409" calcext:value-type="float">
            <text:p><text:s text:c="3"/>409</text:p>
          </table:table-cell>
          <table:table-cell table:style-name="ce108" office:value-type="float" office:value="33" calcext:value-type="float">
            <text:p><text:s text:c="3"/>33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407" calcext:value-type="float">
            <text:p><text:s text:c="3"/>2,407</text:p>
          </table:table-cell>
          <table:table-cell table:style-name="ce48" office:value-type="float" office:value="2324" calcext:value-type="float">
            <text:p><text:s text:c="3"/>2,324</text:p>
          </table:table-cell>
          <table:table-cell table:style-name="ce60" office:value-type="float" office:value="437" calcext:value-type="float">
            <text:p><text:s text:c="3"/>437</text:p>
          </table:table-cell>
          <table:table-cell table:style-name="ce109" office:value-type="float" office:value="263" calcext:value-type="float">
            <text:p><text:s text:c="3"/>26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44" calcext:value-type="float">
            <text:p><text:s text:c="3"/>644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143" calcext:value-type="float">
            <text:p><text:s text:c="3"/>3,143</text:p>
          </table:table-cell>
          <table:table-cell table:style-name="ce57" office:value-type="float" office:value="2834" calcext:value-type="float">
            <text:p><text:s text:c="3"/>2,834</text:p>
          </table:table-cell>
          <table:table-cell table:style-name="ce107" office:value-type="float" office:value="409" calcext:value-type="float">
            <text:p><text:s text:c="3"/>409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61" calcext:value-type="float">
            <text:p><text:s text:c="3"/>861</text:p>
          </table:table-cell>
          <table:table-cell table:style-name="ce60" office:value-type="float" office:value="934" calcext:value-type="float">
            <text:p><text:s text:c="3"/>934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108" office:value-type="float" office:value="134" calcext:value-type="float">
            <text:p><text:s text:c="3"/>13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20" calcext:value-type="float">
            <text:p><text:s text:c="3"/>12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07" calcext:value-type="float">
            <text:p><text:s text:c="3"/>507</text:p>
          </table:table-cell>
          <table:table-cell table:style-name="ce57" office:value-type="float" office:value="520" calcext:value-type="float">
            <text:p><text:s text:c="3"/>520</text:p>
          </table:table-cell>
          <table:table-cell table:style-name="ce107" office:value-type="float" office:value="96" calcext:value-type="float">
            <text:p><text:s text:c="3"/>9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922" calcext:value-type="float">
            <text:p><text:s text:c="3"/>2,922</text:p>
          </table:table-cell>
          <table:table-cell table:style-name="ce60" office:value-type="float" office:value="2794" calcext:value-type="float">
            <text:p><text:s text:c="3"/>2,794</text:p>
          </table:table-cell>
          <table:table-cell table:style-name="ce60" office:value-type="float" office:value="559" calcext:value-type="float">
            <text:p><text:s text:c="3"/>559</text:p>
          </table:table-cell>
          <table:table-cell table:style-name="ce108" office:value-type="float" office:value="348" calcext:value-type="float">
            <text:p><text:s text:c="3"/>34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32" calcext:value-type="float">
            <text:p><text:s text:c="3"/>1,232</text:p>
          </table:table-cell>
          <table:table-cell table:style-name="ce48" office:value-type="float" office:value="1253" calcext:value-type="float">
            <text:p><text:s text:c="3"/>1,25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109" office:value-type="float" office:value="225" calcext:value-type="float">
            <text:p><text:s text:c="3"/>22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86" calcext:value-type="float">
            <text:p><text:s text:c="3"/>3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90" calcext:value-type="float">
            <text:p><text:s text:c="3"/>1,690</text:p>
          </table:table-cell>
          <table:table-cell table:style-name="ce57" office:value-type="float" office:value="1541" calcext:value-type="float">
            <text:p><text:s text:c="3"/>1,541</text:p>
          </table:table-cell>
          <table:table-cell table:style-name="ce107" office:value-type="float" office:value="287" calcext:value-type="float">
            <text:p><text:s text:c="3"/>287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1184" calcext:value-type="float">
            <text:p><text:s text:c="3"/>11,184</text:p>
          </table:table-cell>
          <table:table-cell table:style-name="ce58" office:value-type="float" office:value="12165" calcext:value-type="float">
            <text:p><text:s text:c="3"/>12,165</text:p>
          </table:table-cell>
          <table:table-cell table:style-name="ce58" office:value-type="float" office:value="1745" calcext:value-type="float">
            <text:p><text:s text:c="3"/>1,745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4826" calcext:value-type="float">
            <text:p><text:s text:c="3"/>4,826</text:p>
          </table:table-cell>
          <table:table-cell table:style-name="ce41" office:value-type="float" office:value="5710" calcext:value-type="float">
            <text:p><text:s text:c="3"/>5,710</text:p>
          </table:table-cell>
          <table:table-cell table:style-name="ce58" office:value-type="float" office:value="861" calcext:value-type="float">
            <text:p><text:s text:c="3"/>861</text:p>
          </table:table-cell>
          <table:table-cell table:style-name="ce67" office:value-type="float" office:value="704" calcext:value-type="float">
            <text:p><text:s text:c="3"/>704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332" calcext:value-type="float">
            <text:p><text:s text:c="3"/>1,332</text:p>
          </table:table-cell>
          <table:table-cell table:style-name="ce58" office:value-type="float" office:value="471" calcext:value-type="float">
            <text:p><text:s text:c="3"/>47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358" calcext:value-type="float">
            <text:p><text:s text:c="3"/>6,358</text:p>
          </table:table-cell>
          <table:table-cell table:style-name="ce42" office:value-type="float" office:value="6455" calcext:value-type="float">
            <text:p><text:s text:c="3"/>6,455</text:p>
          </table:table-cell>
          <table:table-cell table:style-name="ce59" office:value-type="float" office:value="884" calcext:value-type="float">
            <text:p><text:s text:c="3"/>884</text:p>
          </table:table-cell>
          <table:table-cell table:style-name="ce59" office:value-type="float" office:value="470" calcext:value-type="float">
            <text:p><text:s text:c="3"/>470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6397" calcext:value-type="float">
            <text:p><text:s text:c="3"/>6,397</text:p>
          </table:table-cell>
          <table:table-cell table:style-name="ce58" office:value-type="float" office:value="6342" calcext:value-type="float">
            <text:p><text:s text:c="3"/>6,342</text:p>
          </table:table-cell>
          <table:table-cell table:style-name="ce58" office:value-type="float" office:value="1053" calcext:value-type="float">
            <text:p><text:s text:c="3"/>1,053</text:p>
          </table:table-cell>
          <table:table-cell table:style-name="ce38" office:value-type="float" office:value="763" calcext:value-type="float">
            <text:p><text:s text:c="3"/>763</text:p>
          </table:table-cell>
          <table:table-cell table:number-columns-repeated="2" table:style-name="ce38" office:value-type="float" office:value="23" calcext:value-type="float">
            <text:p><text:s text:c="3"/>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753" calcext:value-type="float">
            <text:p><text:s text:c="3"/>2,753</text:p>
          </table:table-cell>
          <table:table-cell table:style-name="ce41" office:value-type="float" office:value="2943" calcext:value-type="float">
            <text:p><text:s text:c="3"/>2,943</text:p>
          </table:table-cell>
          <table:table-cell table:style-name="ce58" office:value-type="float" office:value="514" calcext:value-type="float">
            <text:p><text:s text:c="3"/>514</text:p>
          </table:table-cell>
          <table:table-cell table:style-name="ce67" office:value-type="float" office:value="480" calcext:value-type="float">
            <text:p><text:s text:c="3"/>480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656" calcext:value-type="float">
            <text:p><text:s text:c="3"/>656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3644" calcext:value-type="float">
            <text:p><text:s text:c="3"/>3,644</text:p>
          </table:table-cell>
          <table:table-cell table:style-name="ce42" office:value-type="float" office:value="3399" calcext:value-type="float">
            <text:p><text:s text:c="3"/>3,399</text:p>
          </table:table-cell>
          <table:table-cell table:style-name="ce59" office:value-type="float" office:value="539" calcext:value-type="float">
            <text:p><text:s text:c="3"/>53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406" calcext:value-type="float">
            <text:p><text:s text:c="3"/>406</text:p>
          </table:table-cell>
          <table:table-cell table:style-name="ce58" office:value-type="float" office:value="108" calcext:value-type="float">
            <text:p><text:s text:c="3"/>10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58" office:value-type="float" office:value="250" calcext:value-type="float">
            <text:p><text:s text:c="3"/>250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504" calcext:value-type="float">
            <text:p><text:s text:c="3"/>504</text:p>
          </table:table-cell>
          <table:table-cell table:style-name="ce71" office:value-type="float" office:value="156" calcext:value-type="float">
            <text:p><text:s text:c="3"/>15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009" calcext:value-type="float">
            <text:p><text:s text:c="3"/>1,009</text:p>
          </table:table-cell>
          <table:table-cell table:style-name="ce60" office:value-type="float" office:value="361" calcext:value-type="float">
            <text:p><text:s text:c="3"/>361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486" calcext:value-type="float">
            <text:p><text:s text:c="3"/>486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number-columns-repeated="2" table:style-name="ce48" office:value-type="float" office:value="33" calcext:value-type="float">
            <text:p><text:s text:c="3"/>3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54:14</meta:creation-date>
    <dc:creator>user</dc:creator>
    <dc:date>2009-11-06T16:44:54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